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co20" style:family="table-column">
      <style:table-column-properties fo:break-before="auto" style:column-width="1.7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table:number-columns-repeated="2"/>
          <table:table-cell table:formula="of:=[.F28]+[.E29]" office:value-type="float" office:value="1819" calcext:value-type="float">
            <text:p>1819</text:p>
          </table:table-cell>
          <table:table-cell/>
          <table:table-cell table:style-name="ce27" table:formula="of:=[.H28]+[.G29]" office:value-type="float" office:value="12669" calcext:value-type="float">
            <text:p>1266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0" calcext:value-type="currency">
            <text:p>0,00 €</text:p>
          </table:table-cell>
          <table:table-cell table:style-name="ce28" table:formula="of:=[.N28]+[.M29]" office:value-type="currency" office:currency="EUR" office:value="548.67" calcext:value-type="currency">
            <text:p>548,67 €</text:p>
          </table:table-cell>
          <table:table-cell table:style-name="ce29" table:formula="of:=[.A29]*budgetjour-[.N29]" office:value-type="currency" office:currency="EUR" office:value="291.33" calcext:value-type="currency">
            <text:p>29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819" calcext:value-type="float">
            <text:p>1819</text:p>
          </table:table-cell>
          <table:table-cell/>
          <table:table-cell table:style-name="ce27" table:formula="of:=[.H29]+[.G30]" office:value-type="float" office:value="12669" calcext:value-type="float">
            <text:p>1266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0" calcext:value-type="currency">
            <text:p>0,00 €</text:p>
          </table:table-cell>
          <table:table-cell table:style-name="ce28" table:formula="of:=[.N29]+[.M30]" office:value-type="currency" office:currency="EUR" office:value="548.67" calcext:value-type="currency">
            <text:p>548,67 €</text:p>
          </table:table-cell>
          <table:table-cell table:style-name="ce29" table:formula="of:=[.A30]*budgetjour-[.N30]" office:value-type="currency" office:currency="EUR" office:value="321.33" calcext:value-type="currency">
            <text:p>32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819" calcext:value-type="float">
            <text:p>1819</text:p>
          </table:table-cell>
          <table:table-cell table:number-columns-repeated="3"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0" calcext:value-type="currency">
            <text:p>0,00 €</text:p>
          </table:table-cell>
          <table:table-cell table:style-name="ce28" table:formula="of:=[.N30]+[.M31]" office:value-type="currency" office:currency="EUR" office:value="548.67" calcext:value-type="currency">
            <text:p>548,67 €</text:p>
          </table:table-cell>
          <table:table-cell table:style-name="ce29" table:formula="of:=[.A31]*budgetjour-[.N31]" office:value-type="currency" office:currency="EUR" office:value="351.33" calcext:value-type="currency">
            <text:p>351,33 €</text:p>
          </table:table-cell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Total</text:p>
          </table:table-cell>
          <table:table-cell table:number-columns-repeated="10"/>
          <table:table-cell table:style-name="ce28" table:formula="of:=SUM([.M2:.M24])" office:value-type="currency" office:currency="EUR" office:value="466.73" calcext:value-type="currency">
            <text:p>466,73 €</text:p>
          </table:table-cell>
          <table:table-cell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Moyenne</text:p>
          </table:table-cell>
          <table:table-cell table:number-columns-repeated="8"/>
          <table:table-cell table:style-name="ce28"/>
          <table:table-cell table:number-columns-repeated="1005"/>
        </table:table-row>
        <table:table-row table:style-name="ro2">
          <table:table-cell table:number-columns-repeated="12"/>
          <table:table-cell office:value-type="string" calcext:value-type="string">
            <text:p>Mensuel</text:p>
          </table:table-cell>
          <table:table-cell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table:table-row table:style-name="ro2" table:number-rows-repeated="104854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20:46:05.2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7T20:48:15.646000000</dc:date>
    <meta:editing-duration>P4DT2H11M12S</meta:editing-duration>
    <meta:editing-cycles>67</meta:editing-cycles>
    <meta:generator>LibreOffice/7.1.2.2$Windows_X86_64 LibreOffice_project/8a45595d069ef5570103caea1b71cc9d82b2aae4</meta:generator>
    <meta:document-statistic meta:table-count="2" meta:cell-count="472" meta:object-count="0"/>
    <meta:user-defined meta:name="Info 1"/>
    <meta:user-defined meta:name="Info 2"/>
    <meta:user-defined meta:name="Info 3"/>
    <meta:user-defined meta:name="Info 4"/>
  </office:meta>
</office:document-meta>
</file>